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edEvaluator.setDelimiter( String delim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fixedEvaluator.PrefixedEvaluator(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edEvaluato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efixedEvaluator.Prefixed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edEvaluator.evaluate( String [ ] groups ,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